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20c8f5" officeooo:paragraph-rsid="0120c8f5"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4" style:family="paragraph" style:parent-style-name="Preformatted_20_Text">
      <style:paragraph-properties fo:text-align="center" style:justify-single-word="false"/>
      <style:text-properties officeooo:paragraph-rsid="00083d4b"/>
    </style:style>
    <style:style style:name="P5"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0ffe65" style:font-name-asian="Nimbus Mono L" style:font-size-asian="11pt" style:font-style-asian="italic" style:font-weight-asian="bold" style:font-name-complex="Liberation Mono" style:font-size-complex="11pt" style:font-style-complex="italic"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8" style:family="paragraph" style:parent-style-name="Preformatted_20_Text">
      <style:text-properties fo:font-size="13pt" officeooo:paragraph-rsid="00f060c8" style:font-size-asian="13pt" style:font-size-complex="13pt"/>
    </style:style>
    <style:style style:name="P9" style:family="paragraph" style:parent-style-name="Preformatted_20_Text">
      <style:text-properties fo:font-size="13pt" officeooo:paragraph-rsid="00b05fed" style:font-size-asian="13pt" style:font-size-complex="13pt"/>
    </style:style>
    <style:style style:name="P10" style:family="paragraph" style:parent-style-name="Preformatted_20_Text">
      <style:text-properties fo:font-size="13pt" officeooo:paragraph-rsid="0120c8f5" style:font-size-asian="13pt" style:font-size-complex="13pt"/>
    </style:style>
    <style:style style:name="P1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3"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27cb5f" officeooo:paragraph-rsid="0127cb5f" style:font-name-asian="Nimbus Mono L" style:font-size-asian="12pt" style:font-style-asian="italic" style:font-weight-asian="bold" style:font-name-complex="Liberation Mono" style:font-size-complex="12pt" style:font-style-complex="italic" style:font-weight-complex="bold"/>
    </style:style>
    <style:style style:name="P14"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5" style:family="paragraph" style:parent-style-name="Preformatted_20_Text">
      <style:text-properties fo:font-size="13pt" officeooo:paragraph-rsid="0127cb5f" style:font-size-asian="13pt" style:font-size-complex="13pt"/>
    </style:style>
    <style:style style:name="P16" style:family="paragraph" style:parent-style-name="Preformatted_20_Text">
      <style:text-properties style:font-name="Liberation Sans" fo:font-size="13pt" fo:font-style="normal" style:text-underline-style="none" officeooo:rsid="01103383" officeooo:paragraph-rsid="011855c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2950df" officeooo:paragraph-rsid="012950df"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20c8f5" officeooo:paragraph-rsid="01296a3f"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ans" fo:font-size="13pt" fo:font-style="normal" style:text-underline-style="none" officeooo:rsid="00e97b35" officeooo:paragraph-rsid="0120c8f5" style:font-name-asian="Nimbus Mono L" style:font-size-asian="13pt" style:font-style-asian="normal" style:font-name-complex="Liberation Mono" style:font-size-complex="13pt" style:font-style-complex="normal"/>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27cb5f" style:font-name-asian="Nimbus Mono L" style:font-size-asian="16pt" style:font-weight-asian="bold" style:font-name-complex="Liberation Mono" style:font-size-complex="16pt" style:font-weight-complex="bold"/>
    </style:style>
    <style:style style:name="T6" style:family="text">
      <style:text-properties style:font-name="Liberation Sans" fo:font-style="normal" style:text-underline-style="none" officeooo:rsid="01030806" style:font-name-asian="Nimbus Mono L" style:font-style-asian="normal" style:font-name-complex="Liberation Mono" style:font-style-complex="normal"/>
    </style:style>
    <style:style style:name="T7"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0980f2"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103383"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1855cf"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199f9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1f3b23"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20c8f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2950df"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296a3f"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0d5f0a8"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005c43"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0f51e3e"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0640cd"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0e288d"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27cb5f"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296a3f"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2a30a6"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03e7444" fo:background-color="transparent" loext:char-shading-value="0" style:font-style-asian="normal" style:font-style-complex="normal"/>
    </style:style>
    <style:style style:name="T34" style:family="text">
      <style:text-properties style:font-name="Liberation Sans" fo:font-style="normal" style:text-underline-style="none" officeooo:rsid="00e307b6" fo:background-color="transparent" loext:char-shading-value="0" style:font-style-asian="normal" style:font-style-complex="normal"/>
    </style:style>
    <style:style style:name="T35" style:family="text">
      <style:text-properties style:font-name="Liberation Sans" fo:font-style="normal" style:text-underline-style="none" officeooo:rsid="00083d4b" fo:background-color="transparent" loext:char-shading-value="0" style:font-style-asian="normal" style:font-style-complex="normal"/>
    </style:style>
    <style:style style:name="T36" style:family="text">
      <style:text-properties style:font-name="Liberation Sans" fo:font-style="normal" style:text-underline-style="none" officeooo:rsid="0123a160" fo:background-color="transparent" loext:char-shading-value="0" style:font-style-asian="normal" style:font-style-complex="normal"/>
    </style:style>
    <style:style style:name="T37" style:family="text">
      <style:text-properties officeooo:rsid="000dd66a"/>
    </style:style>
    <style:style style:name="T38" style:family="text">
      <style:text-properties officeooo:rsid="00697aa2"/>
    </style:style>
    <style:style style:name="T39" style:family="text">
      <style:text-properties officeooo:rsid="0127cb5f"/>
    </style:style>
    <style:style style:name="T40" style:family="text">
      <style:text-properties officeooo:rsid="01296a3f"/>
    </style:style>
    <style:style style:name="T41" style:family="text">
      <style:text-properties officeooo:rsid="012a30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4"><text:span text:style-name="T5">23rd</text:span><text:span text:style-name="T4"> </text:span><text:span text:style-name="T5">January</text:span><text:span text:style-name="T1"> 20</text:span><text:span text:style-name="T2">2</text:span><text:span text:style-name="T3">3</text:span></text:p>
      <text:p text:style-name="P14"><text:span text:style-name="T39">When Joseph revealed who he was to his brothers, he said:</text:span></text:p>
      <text:p text:style-name="P13">Genesis 45:5</text:p>
      <text:p text:style-name="P5">...do not be distressed and do not be angry with yourselves for selling me here, because it was to save lives that God sent me ahead of you.</text:p>
      <text:p text:style-name="P14">Thanks to God</text:p>
      <text:p text:style-name="P15"><text:span text:style-name="T14">Heavenly Father we come into Your Presence today to give You honour and praise. We thank You that You see the end from the beginning, whereas we are limited to this world where we see time unfold one day at a time. As Joseph declared, You are the Only God, the One Who saves lives. Joseph was a forerunner of the True Saviour</text:span><text:span text:style-name="T8">,</text:span><text:span text:style-name="T6"> </text:span><text:span text:style-name="T14">one who was sent ahead of his brothers so that a people could be saved four hundred years later.</text:span></text:p>
      <text:p text:style-name="P15"><text:span text:style-name="T14"/></text:p>
      <text:p text:style-name="P15"><text:span text:style-name="T14">We honour You, </text:span><text:span text:style-name="T9">Who s</text:span><text:span text:style-name="T12">ent</text:span><text:span text:style-name="T10"> our Lord Jesus </text:span><text:span text:style-name="T12">to this earth to be our Saviour</text:span><text:span text:style-name="T9">. </text:span><text:span text:style-name="T14">He is not ashamed to call us His brothers and sisters. </text:span><text:span text:style-name="T15">We thank You that He has fulfilled the Law perfectly, and has given us His complete righteousness in place of our sin. We walk free because He has taken the penalty, removed our guilt and cancelled the power of sin.</text:span></text:p>
      <text:p text:style-name="P16"/>
      <text:p text:style-name="P17">We thank You that we are now free to resist temptation and escape the power of sin by doing the works of righteousness You have prepared for us in advance.</text:p>
      <text:p text:style-name="P17"/>
      <text:p text:style-name="P7">The Wide World...<text:span text:style-name="T37"> a</text:span>nd <text:span text:style-name="T38">in </text:span>the wider Church</text:p>
      <text:p text:style-name="P10"><text:span text:style-name="T13">We pray for t</text:span><text:span text:style-name="T7">h</text:span><text:span text:style-name="T11">is</text:span><text:span text:style-name="T7"> world </text:span><text:span text:style-name="T13">where many turn their backs upon Jesus, many try to defy You and dethrone You, and others remain in darkness, never knowing that You are the only God, the One Who truly loves </text:span><text:span text:style-name="T16">them </text:span><text:span text:style-name="T13">with the full knowledge of how utterly sinful they are, and </text:span><text:span text:style-name="T16">that salvation through Jesus alone is possible</text:span><text:span text:style-name="T13">.</text:span></text:p>
      <text:p text:style-name="P2"/>
      <text:p text:style-name="P18">We pray for Your Church, greatly distressed in so many places around the world where persecution robs believers of peace and safety. <text:span text:style-name="T40">We pray also for the work of PresAID which aims to help peoples to depend on God rather than becoming dependent on foreign countries supplying aid, seemingly forever.</text:span></text:p>
      <text:p text:style-name="P18"/>
      <text:p text:style-name="P18">We pray for the Church in our country where it has been sidelined and ignored because people do not seek the Truth. <text:span text:style-name="T41">Yet we know Your work continues Lord. We pray for Matt and Kate Vinicombe and family as they deal with the serious aftereffects of the road accident. We thank You for the excellent medical care Kate is receiving in the Austin Spinal Unit. We pray also for our Assembly Clerk John Wilson and his wife Paula as they grieve the loss of their daughter Emily, who passed into God’s presence after a long and difficult illness.</text:span></text:p>
      <text:p text:style-name="P19"/>
      <text:p text:style-name="P6">Ashburton</text:p>
      <text:p text:style-name="P8"><text:span text:style-name="T28">W</text:span><text:span text:style-name="T27">e thank You for Your work here </text:span><text:span text:style-name="T28">in Ashburton, </text:span><text:span text:style-name="T27">and pray for the Elders </text:span><text:span text:style-name="T28">and</text:span><text:span text:style-name="T27"> Board of Management </text:span><text:span text:style-name="T31">as they lead us by serving</text:span><text:span text:style-name="T28">. </text:span><text:span text:style-name="T17">W</text:span><text:span text:style-name="T18">e </text:span><text:span text:style-name="T24">continue to pray for the Revitalization program. </text:span><text:span text:style-name="T29">Help us to take an active part in the process</text:span><text:span text:style-name="T23">, so that </text:span><text:span text:style-name="T24">we can be a more effective channel for Your grace and mercy to</text:span><text:span text:style-name="T23"> this community. </text:span><text:span text:style-name="T31">We pray also for restoration of the health of Margaret, Diane, Shiun, and Russell. We also uphold Steph and Callum, as Steph is required to rest for the remainder of her pregnancy. </text:span><text:span text:style-name="T32">We also pray for refreshing for Barry and Suzanne as they take a break for two weeks.</text:span></text:p>
      <text:p text:style-name="P3"/>
      <text:p text:style-name="P9"><text:span text:style-name="T26">W</text:span><text:span text:style-name="T33">e pray for </text:span><text:span text:style-name="T30">Mook</text:span><text:span text:style-name="T33"> as he preach</text:span><text:span text:style-name="T20">es </text:span><text:span text:style-name="T27">Your Word </text:span><text:span text:style-name="T21">today.</text:span><text:span text:style-name="T20"> </text:span><text:span text:style-name="T25">May he expound </text:span><text:span text:style-name="T27">it </text:span><text:span text:style-name="T25">clearly</text:span><text:span text:style-name="T22"> </text:span><text:span text:style-name="T25">so that we </text:span><text:span text:style-name="T19">grow </text:span><text:span text:style-name="T27">both in mind and spirit, </text:span><text:span text:style-name="T19">in </text:span><text:span text:style-name="T27">hearing and doing all that You call us to do. </text:span><text:span text:style-name="T29">We pray for ourselves too, that we be active listeners and doers of Your Word</text:span><text:span text:style-name="T27"> </text:span><text:span text:style-name="T29">so that we bring glory to the Name of Jesus</text:span><text:span text:style-name="T34">, </text:span><text:span text:style-name="T36">our Lord and Saviour,</text:span><text:span text:style-name="T35"> Amen.</text:span></text:p>
      <text:p text:style-name="P11">Our Father, Who is in heaven,<text:line-break/>hallowed be Your name;<text:line-break/>Your kingdom come;<text:line-break/>Your will be done,<text:line-break/>on earth as it is in heaven.</text:p>
      <text:p text:style-name="P12"/>
      <text:p text:style-name="P12">Give us this day our daily bread.<text:line-break/>And forgive us our trespasses,<text:line-break/>as we forgive those that trespass against us.<text:line-break/>Lead us not into temptation;<text:line-break/>but deliver us from evil.</text:p>
      <text:p text:style-name="P12"/>
      <text:p text:style-name="P12">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1-21T21:10:19.082327706</dc:date>
    <meta:editing-duration>PT11H2M11S</meta:editing-duration>
    <meta:editing-cycles>127</meta:editing-cycles>
    <meta:generator>LibreOffice/7.3.7.2$Linux_X86_64 LibreOffice_project/30$Build-2</meta:generator>
    <meta:print-date>2022-11-12T21:41:23.154044675</meta:print-date>
    <meta:document-statistic meta:table-count="0" meta:image-count="0" meta:object-count="0" meta:page-count="2" meta:paragraph-count="19" meta:word-count="688" meta:character-count="3640" meta:non-whitespace-character-count="2971"/>
  </office:meta>
</office:document-meta>
</file>